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3.6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07cm" fo:margin-left="0.116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203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13.203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38e5b8" officeooo:paragraph-rsid="0038e5b8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8dce8" officeooo:paragraph-rsid="0018dce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8dce8" officeooo:paragraph-rsid="0038e5b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6a189" officeooo:paragraph-rsid="0016a18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94e1a" officeooo:paragraph-rsid="00194e1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94e1a" officeooo:paragraph-rsid="0019308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34d9f6" officeooo:paragraph-rsid="0034d9f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35e564" officeooo:paragraph-rsid="0038e5b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2862ae" officeooo:paragraph-rsid="002b095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84c1d" officeooo:paragraph-rsid="00184c1d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8dce8" officeooo:paragraph-rsid="0018dce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9308c" officeooo:paragraph-rsid="0019308c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94e1a" officeooo:paragraph-rsid="001af123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e9265" officeooo:paragraph-rsid="001e9265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1e9265" officeooo:paragraph-rsid="00235b6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2559a9" officeooo:paragraph-rsid="002559a9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34d9f6" officeooo:paragraph-rsid="0034d9f6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35e564" officeooo:paragraph-rsid="0035e564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bold" officeooo:rsid="002b0958" officeooo:paragraph-rsid="002b095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weight="normal" officeooo:rsid="00130e04" officeooo:paragraph-rsid="00130e0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130e04" officeooo:paragraph-rsid="00130e04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3040ef" officeooo:paragraph-rsid="003040ef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18dce8" officeooo:paragraph-rsid="0018dce8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194e1a" officeooo:paragraph-rsid="00194e1a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194e1a" officeooo:paragraph-rsid="001af123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normal" officeooo:rsid="002bf14e" officeooo:paragraph-rsid="002bf14e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bold" officeooo:rsid="001552a3" officeooo:paragraph-rsid="001552a3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bold" officeooo:rsid="0018dce8" officeooo:paragraph-rsid="0018dce8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italic" fo:font-weight="bold" officeooo:rsid="002bf14e" officeooo:paragraph-rsid="002bf14e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842cm"/>
        </style:tab-stops>
      </style:paragraph-properties>
    </style:style>
    <style:style style:name="P31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fo:font-size="12pt" fo:font-weight="normal" officeooo:rsid="00130e04" officeooo:paragraph-rsid="00130e0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>
        <style:tab-stops>
          <style:tab-stop style:position="4.842cm"/>
        </style:tab-stops>
      </style:paragraph-properties>
      <style:text-properties fo:font-size="20pt" fo:font-style="italic" fo:font-weight="bold" officeooo:rsid="00388e9c" officeooo:paragraph-rsid="00388e9c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2pt" fo:font-weight="bold" officeooo:rsid="00194e1a" officeooo:paragraph-rsid="00194e1a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size="12pt" fo:font-weight="bold" officeooo:rsid="002289f3" officeooo:paragraph-rsid="002289f3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12pt" fo:font-weight="bold" officeooo:rsid="002289f3" officeooo:paragraph-rsid="00235b62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>
        <style:tab-stops>
          <style:tab-stop style:position="4.842cm"/>
        </style:tab-stops>
      </style:paragraph-properties>
      <style:text-properties fo:font-size="12pt" fo:font-style="normal" fo:font-weight="normal" officeooo:rsid="00194e1a" officeooo:paragraph-rsid="00194e1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2pt" officeooo:rsid="00194e1a" officeooo:paragraph-rsid="00194e1a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2289f3" officeooo:paragraph-rsid="002289f3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rsid="002289f3" officeooo:paragraph-rsid="00235b62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2559a9" officeooo:paragraph-rsid="002559a9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4pt" fo:font-weight="bold" officeooo:rsid="00194e1a" officeooo:paragraph-rsid="00194e1a" style:font-size-asian="10.5pt" style:font-weight-asian="bold" style:font-size-complex="12pt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 fo:font-weight="bold" officeooo:rsid="00130e04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af123"/>
    </style:style>
    <style:style style:name="T7" style:family="text">
      <style:text-properties fo:font-weight="normal" officeooo:rsid="001af123" style:font-weight-asian="normal" style:font-weight-complex="normal"/>
    </style:style>
    <style:style style:name="T8" style:family="text">
      <style:text-properties fo:font-weight="normal" officeooo:rsid="00235b62" style:font-weight-asian="normal" style:font-weight-complex="normal"/>
    </style:style>
    <style:style style:name="T9" style:family="text">
      <style:text-properties officeooo:rsid="00235b62"/>
    </style:style>
    <style:style style:name="T10" style:family="text">
      <style:text-properties officeooo:rsid="002e1ed6"/>
    </style:style>
    <style:style style:name="T11" style:family="text">
      <style:text-properties officeooo:rsid="002862ae"/>
    </style:style>
    <style:style style:name="T12" style:family="text">
      <style:text-properties officeooo:rsid="0038b4a7"/>
    </style:style>
    <style:style style:name="T13" style:family="text">
      <style:text-properties officeooo:rsid="0038e5b8"/>
    </style:style>
    <style:style style:name="T14" style:family="text">
      <style:text-properties officeooo:rsid="003911c5"/>
    </style:style>
    <style:style style:name="T15" style:family="text">
      <style:text-properties officeooo:rsid="003ab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 text:c="2"/><text:span text:style-name="T1"><text:s/></text:span><text:span text:style-name="T2">Obaro I. Johnson</text:span></text:p>
      <text:p text:style-name="P20">Email: <text:a xlink:type="simple" xlink:href="mailto:johnson.obaro@hotmail.com" text:style-name="Internet_20_link" text:visited-style-name="Visited_20_Internet_20_Link"><text:span text:style-name="T3">johnson.obaro@hotmail.com</text:span></text:a></text:p>
      <text:p text:style-name="P31"><text:span text:style-name="T5">Phone Number</text:span><text:span text:style-name="T3">: <text:s/>+44(0)7423004067</text:span></text:p>
      <text:p text:style-name="P32">Software Developer/Engineer Role</text:p>
      <text:p text:style-name="P21"/>
      <text:p text:style-name="P10">Profile</text:p>
      <text:p text:style-name="P27"/>
      <text:p text:style-name="P22">I stud<text:span text:style-name="T12">ied</text:span> computer science at University of West London , <text:span text:style-name="T15">was fortunate to g</text:span>raduate with ﬁrst class degree<text:span text:style-name="T12">(hons) and over the years I have gain some industrail experiences from my Educational and previous work <text:s/>experiences as </text:span>a software engineer <text:span text:style-name="T10">with </text:span><text:s/>Iris software <text:s/><text:span text:style-name="T12">and also with t</text:span>ripleplay-<text:span text:style-name="T12">s</text:span>ervices. <text:span text:style-name="T12">Have also <text:s/>undertaken other different jobs role like </text:span><text:s/>computer instructor, <text:span text:style-name="T12">support workers and hotel receiptionist</text:span>. I’m a quick learner <text:span text:style-name="T12">and also </text:span><text:s/>keen to learn new skills with the ability to work in a challenging environment. <text:span text:style-name="T12">Able to solve complex problem to the best of my knowledge.</text:span></text:p>
      <text:p text:style-name="P4"/>
      <text:p text:style-name="P11">Skills</text:p>
      <text:p text:style-name="P4"/>
      <text:p text:style-name="P2">• <text:s/>HTML, CSS, <text:span text:style-name="T13">PHP, </text:span><text:s/>NodeJs, JQuery, ReactJs, WebGL API <text:s/><text:span text:style-name="T13">for Web Development</text:span> </text:p>
      <text:p text:style-name="P3">• C#, C/C++, <text:span text:style-name="T13">VB.Net , </text:span>Java, <text:span text:style-name="T13">Python, Javascript Electron Framework</text:span> for both window and Linux <text:s text:c="2"/>Desktop application development. </text:p>
      <text:p text:style-name="P2">• Basic Knowledge on QT GUI Framework. </text:p>
      <text:p text:style-name="P2">• Web Services, RestFul API developer </text:p>
      <text:p text:style-name="P2">• Design Pattern Knowledge OOP and SOLID Principle, MVC Design pattern.</text:p>
      <text:p text:style-name="P3">• <text:span text:style-name="T13">Databases</text:span></text:p>
      <text:p text:style-name="P23"/>
      <text:p text:style-name="P28">Others Skills </text:p>
      <text:p text:style-name="P2">-Knowledge in Mathematics.</text:p>
      <text:p text:style-name="P2">- <text:span text:style-name="T13">Understanding of </text:span><text:s/>Graphical Hardware <text:span text:style-name="T13">and 3D Programming</text:span>. </text:p>
      <text:p text:style-name="P2">- Problem solving skills,</text:p>
      <text:p text:style-name="P2">- SQL/Mysql <text:span text:style-name="T13">and Oracle</text:span> database</text:p>
      <text:p text:style-name="P2">- <text:s/><text:span text:style-name="T13">Advance Knowledge on </text:span>Relational Database/ Uniform Modeling Language(UML),</text:p>
      <text:p text:style-name="P2">- Embedded System Programming - Amino Settop boxes (IPTV)</text:p>
      <text:p text:style-name="P2">- Knowledge on Supervision Controls SVN, Git. -Basic skills in Forex Trading (Currency).</text:p>
      <text:p text:style-name="P2"/>
      <text:p text:style-name="P12">Working Experience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Company </text:p>
          </table:table-cell>
          <table:table-cell table:style-name="Table1.A1" office:value-type="string">
            <text:p text:style-name="P33"><text:span text:style-name="T5">Tripleplay-Services <text:s/>(</text:span><text:span text:style-name="T4">4th Apirl 2016 − 12th Auguest 2016</text:span><text:span text:style-name="T5"> )</text:span></text:p>
          </table:table-cell>
        </table:table-row>
        <table:table-row>
          <table:table-cell table:style-name="Table1.A1" office:value-type="string">
            <text:p text:style-name="P36">Role</text:p>
          </table:table-cell>
          <table:table-cell table:style-name="Table1.A1" office:value-type="string">
            <text:p text:style-name="P5">Software Engineer </text:p>
          </table:table-cell>
        </table:table-row>
        <table:table-row>
          <table:table-cell table:style-name="Table1.A1" office:value-type="string">
            <text:p text:style-name="P36">Duties</text:p>
          </table:table-cell>
          <table:table-cell table:style-name="Table1.A1" office:value-type="string">
            <text:p text:style-name="P24">- Maintaining and debugging <text:span text:style-name="T13">existing software to be able to </text:span>reduce system bugs</text:p>
            <text:p text:style-name="P24">- Testing exists system software to <text:span text:style-name="T13">specification and</text:span> requirements</text:p>
            <text:p text:style-name="P24">-Writing and implementing new application features.</text:p>
          </table:table-cell>
        </table:table-row>
      </table:table>
      <text:p text:style-name="P12"><text:s text:c="3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Company </text:p>
          </table:table-cell>
          <table:table-cell table:style-name="Table2.A1" office:value-type="string">
            <text:p text:style-name="P13">Iris Software London <text:span text:style-name="T6">(</text:span><text:span text:style-name="T4">4th August 2014 to 26th September 2014</text:span><text:span text:style-name="T7">)</text:span></text:p>
          </table:table-cell>
        </table:table-row>
        <table:table-row>
          <table:table-cell table:style-name="Table2.A1" office:value-type="string">
            <text:p text:style-name="P37">Role</text:p>
          </table:table-cell>
          <table:table-cell table:style-name="Table2.A1" office:value-type="string">
            <text:p text:style-name="P5">C+ + /C# Software Engineer </text:p>
          </table:table-cell>
        </table:table-row>
        <table:table-row>
          <table:table-cell table:style-name="Table2.A1" office:value-type="string">
            <text:p text:style-name="P37">Duties</text:p>
          </table:table-cell>
          <table:table-cell table:style-name="Table2.A1" office:value-type="string">
            <text:p text:style-name="P25"><text:s/>− Debugging and reducing existing system bugs</text:p>
            <text:p text:style-name="P25"><text:s/>− Integrating new features into existing product</text:p>
            <text:p text:style-name="P25"><text:s/>− Implementing POC for new features</text:p>
          </table:table-cell>
        </table:table-row>
      </table:table>
      <text:p text:style-name="P12"/>
      <text:p text:style-name="P6"><text:soft-page-break/></text:p>
      <text:p text:style-name="P6"/>
      <text:p text:style-name="P6"/>
      <text:p text:style-name="P6"/>
      <text:p text:style-name="P14">Education History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Institution</text:p>
          </table:table-cell>
          <table:table-cell table:style-name="Table3.A1" office:value-type="string">
            <text:p text:style-name="P34">West London University <text:s/>(Comp. Science) 1st class(Hons.)</text:p>
          </table:table-cell>
        </table:table-row>
        <table:table-row>
          <table:table-cell table:style-name="Table3.A1" office:value-type="string">
            <text:p text:style-name="P38">Period </text:p>
          </table:table-cell>
          <table:table-cell table:style-name="Table3.A1" office:value-type="string">
            <text:p text:style-name="P38">2012 – 2015</text:p>
          </table:table-cell>
        </table:table-row>
        <table:table-row>
          <table:table-cell table:style-name="Table3.A1" office:value-type="string">
            <text:p text:style-name="P38">Subject Includes</text:p>
          </table:table-cell>
          <table:table-cell table:style-name="Table3.A1" office:value-type="string">
            <text:p text:style-name="P38">- Grid Computing</text:p>
            <text:p text:style-name="P38">- Distributing System </text:p>
            <text:p text:style-name="P38">- Functional Programming </text:p>
            <text:p text:style-name="P38">- Object Oriented Programming </text:p>
            <text:p text:style-name="P38">- Database designed and Modelling. <text:s/></text:p>
            <text:p text:style-name="P38">- Middle-ware programming </text:p>
            <text:p text:style-name="P38">- Databases and SQL</text:p>
          </table:table-cell>
        </table:table-row>
      </table:table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Institution</text:p>
          </table:table-cell>
          <table:table-cell table:style-name="Table4.A1" office:value-type="string">
            <text:p text:style-name="P35"><text:span text:style-name="T9">Auchi Polytechnic</text:span> <text:s/>(Comp. Science) <text:span text:style-name="T8">[Upper credit 3.36]</text:span></text:p>
          </table:table-cell>
        </table:table-row>
        <table:table-row>
          <table:table-cell table:style-name="Table4.A1" office:value-type="string">
            <text:p text:style-name="P39">Period </text:p>
          </table:table-cell>
          <table:table-cell table:style-name="Table4.A1" office:value-type="string">
            <text:p text:style-name="P39">20<text:span text:style-name="T9">08</text:span> – 201<text:span text:style-name="T9">1</text:span></text:p>
          </table:table-cell>
        </table:table-row>
        <table:table-row>
          <table:table-cell table:style-name="Table4.A1" office:value-type="string">
            <text:p text:style-name="P39">Subject Includes</text:p>
          </table:table-cell>
          <table:table-cell table:style-name="Table4.A1" office:value-type="string">
            <text:p text:style-name="P40">• System Design &amp; Development </text:p>
            <text:p text:style-name="P40">• Research Methods </text:p>
            <text:p text:style-name="P40">• Functional Programming </text:p>
            <text:p text:style-name="P40">• Principles of Accounting I </text:p>
            <text:p text:style-name="P40">• Descriptive Mathematics and Statistical Theory. </text:p>
            <text:p text:style-name="P40">• Linear Programming </text:p>
            <text:p text:style-name="P40">• Databases and SQL</text:p>
            <text:p text:style-name="P40">• English I &amp; II</text:p>
          </table:table-cell>
        </table:table-row>
      </table:table>
      <text:p text:style-name="P15"/>
      <text:p text:style-name="P16">Projects</text:p>
      <text:p text:style-name="P17">IPTV Middleware</text:p>
      <text:p text:style-name="P7"><text:s text:c="8"/>I was fortunate to work with IPTV Software at tripleplay-services, where must of <text:s/>job is to <text:span text:style-name="T13">work alongside with the team to </text:span>develop and maintain an exists system components.</text:p>
      <text:p text:style-name="P7"/>
      <text:p text:style-name="P17">Account Production &amp; Tax Software.</text:p>
      <text:p text:style-name="P7"><text:s/>At Iris I was working <text:s/><text:span text:style-name="T13">alonside with the d</text:span>evelopment <text:span text:style-name="T13">t</text:span>eam <text:span text:style-name="T13">to port existing </text:span>legacy code, <text:s/>maintaining the new existing system components for the Account Production <text:span text:style-name="T13">Suit</text:span>.</text:p>
      <text:p text:style-name="P7"/>
      <text:p text:style-name="P18">Personal Projects </text:p>
      <text:p text:style-name="P1">Flight Management System,</text:p>
      <text:p text:style-name="P8">2). <text:span text:style-name="T11">Front-End Compiler,</text:span></text:p>
      <text:p text:style-name="P8">3).<text:span text:style-name="T11">Ticket Management System</text:span></text:p>
      <text:p text:style-name="P9"/>
      <text:p text:style-name="P19">Source Controls</text:p>
      <text:p text:style-name="P26">http : //github.com/miljimo and</text:p>
      <text:p text:style-name="P26">http : //github.com/jimobama.</text:p>
      <text:p text:style-name="P26">Hobbies</text:p>
      <text:p text:style-name="P26">Enjoy programming (artifects), table tennis, basket ball at leisure time</text:p>
      <text:p text:style-name="P26"/>
      <text:p text:style-name="P26"/>
      <text:p text:style-name="P29">References</text:p>
      <text:p text:style-name="P26">Will be provided 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y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24:47.473000000</meta:creation-date>
    <dc:date>2016-11-07T09:49:08.760000000</dc:date>
    <meta:editing-duration>P2DT23H35M37S</meta:editing-duration>
    <meta:editing-cycles>35</meta:editing-cycles>
    <meta:generator>LibreOffice/5.2.2.2$Windows_x86 LibreOffice_project/8f96e87c890bf8fa77463cd4b640a2312823f3ad</meta:generator>
    <meta:document-statistic meta:table-count="4" meta:image-count="0" meta:object-count="0" meta:page-count="2" meta:paragraph-count="81" meta:word-count="483" meta:character-count="3290" meta:non-whitespace-character-count="2822"/>
  </office:meta>
</office:document-meta>
</file>